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1f269" officeooo:paragraph-rsid="0011f26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f269" officeooo:paragraph-rsid="0011f26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1f269" officeooo:paragraph-rsid="0011f26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1f269" officeooo:paragraph-rsid="0011f26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11f269" officeooo:paragraph-rsid="0011f269" style:font-size-asian="8pt" style:font-weight-asian="normal" style:font-size-complex="8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39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18.04 Install from Source</text:p>
      <text:p text:style-name="P1"/>
      <text:p text:style-name="P1"/>
      <text:p text:style-name="P3">UHD</text:p>
      <text:p text:style-name="P4"/>
      <text:p text:style-name="P4">1. Run this command set to install the dependencies necessary for the UHD installation:</text:p>
      <text:p text:style-name="P2"/>
      <text:p text:style-name="P5">apt update &amp;&amp; \</text:p>
      <text:p text:style-name="P5">apt-get -y install git &amp;&amp; \</text:p>
      <text:p text:style-name="P5">apt-get -y install cmake &amp;&amp; \</text:p>
      <text:p text:style-name="P5">apt-get -y install build-essential &amp;&amp; \</text:p>
      <text:p text:style-name="P5">apt-get -y install python3.6 python3-pip &amp;&amp; \</text:p>
      <text:p text:style-name="P5">apt-get -y install libboost-all-dev &amp;&amp; \</text:p>
      <text:p text:style-name="P5">pip3 install mako &amp;&amp; \</text:p>
      <text:p text:style-name="P5">apt-get -y install libusb-1.0-0-dev &amp;&amp; \</text:p>
      <text:p text:style-name="P5">apt-get -y install liborc-0.4-0 &amp;&amp; \</text:p>
      <text:p text:style-name="P5">apt-get -y install doxygen &amp;&amp; \</text:p>
      <text:p text:style-name="P5">pip3 install Cheetah3 &amp;&amp; \</text:p>
      <text:p text:style-name="P5">pip3 install numpy &amp;&amp; \</text:p>
      <text:p text:style-name="P5">pip3 install requests</text:p>
      <text:p text:style-name="P2"/>
      <text:p text:style-name="P4">Depending on current system configuration, this, along with other subsequent commands, may need to be installed as root. <text:s/>Several Python add-ons are installed using pip3.</text:p>
      <text:p text:style-name="P4"/>
      <text:p text:style-name="P2"/>
      <text:p text:style-name="P2">2. <text:s/><text:span text:style-name="T1">Clone the (specific name) GitHub repository and run the folllowing command set to run the installation:</text:span></text:p>
      <text:p text:style-name="P2"/>
      <text:p text:style-name="P5">cmake \</text:p>
      <text:p text:style-name="P5"><text:s text:c="4"/>-DCMAKE_INSTALL_PREFIX=/usr/ \</text:p>
      <text:p text:style-name="P5"><text:s text:c="5"/>-DENABLE_PYTHON3=ON \</text:p>
      <text:p text:style-name="P5"><text:s text:c="5"/>-DENABLE_EXAMPLES=ON \</text:p>
      <text:p text:style-name="P5"><text:s text:c="5"/>-DENABLE_UTILS=ON \</text:p>
      <text:p text:style-name="P5"><text:s text:c="5"/>-DENABLE_TESTS=OFF \</text:p>
      <text:p text:style-name="P5"><text:s text:c="5"/>-DENABLE_E100=OFF \</text:p>
      <text:p text:style-name="P5"><text:s text:c="5"/>-DENABLE_N230=OFF \</text:p>
      <text:p text:style-name="P5"><text:s text:c="5"/>-DENABLE_N300=OFF \</text:p>
      <text:p text:style-name="P5"><text:s text:c="5"/>-DENABLE_E320=OFF \</text:p>
      <text:p text:style-name="P5"><text:s text:c="5"/>-DENABLE_USRP1=OFF \</text:p>
      <text:p text:style-name="P5"><text:s text:c="5"/>-DENABLE_USER2=OFF \</text:p>
      <text:p text:style-name="P5"><text:s text:c="5"/>-DENABLE_B200=OFF \</text:p>
      <text:p text:style-name="P5"><text:s text:c="5"/>-DENABLE_X300=OFF \</text:p>
      <text:p text:style-name="P5"><text:s text:c="5"/>-DENABLE_CRIMSON_TNG=ON \</text:p>
      <text:p text:style-name="P5"><text:s text:c="5"/>-DENABLE_CYAN_16T=OFF \</text:p>
      <text:p text:style-name="P5"><text:s text:c="5"/>-DENABLE_CYAN_64T=OFF \</text:p>
      <text:p text:style-name="P5"><text:s text:c="5"/>-DENABLE_OCTOCLOCK=OFF \</text:p>
      <text:p text:style-name="P5"><text:s text:c="5"/>-DENABLE_DOXYGEN=OFF \</text:p>
      <text:p text:style-name="P5"><text:s text:c="5"/>-DENABLE_USB=OFF \</text:p>
      <text:p text:style-name="P5">/home/uhd/host &amp;&amp; \</text:p>
      <text:p text:style-name="P5">make -j4 &amp;&amp; \</text:p>
      <text:p text:style-name="P5">make install</text:p>
      <text:p text:style-name="P2"/>
      <text:p text:style-name="P2"/>
      <text:p text:style-name="P3">GNU Radio</text:p>
      <text:p text:style-name="P2"/>
      <text:p text:style-name="P4">1. <text:s/>Run this command to install the dependencies necessary for the GNU Radio installation:</text:p>
      <text:p text:style-name="P2"/>
      <text:p text:style-name="P5">apt -y install libgmp-dev swig python3-sphinx python3-lxml libfftw3-dev libsdl1.2-dev libgsl-dev libqwt-qt5-dev libqt5opengl5-dev \</text:p>
      <text:p text:style-name="P5"><text:s/>python3-pyqt5 liblog4cpp5-dev libzmq3-dev python3-yaml python3-click python3-click-plugins python3-zmq python3-scipy python3-gi-cairo gir1.2-pango-1.0 libgtk-3-dev &amp;&amp; \</text:p>
      <text:p text:style-name="P5">pip3 install git+https://github.com/pyqtgraph/pyqtgraph@develop &amp;&amp; \</text:p>
      <text:p text:style-name="P5">pip3 install scipy </text:p>
      <text:p text:style-name="P2"/>
      <text:p text:style-name="P2"/>
      <text:p text:style-name="P2"/>
      <text:p text:style-name="P4"><text:soft-page-break/>2. <text:s/>Run the following command set to clone the GNU Radio GitHub repository, check out the correct branch, create a build directory, pull necessary components to the directory, and finally to build and install GNU Radio:</text:p>
      <text:p text:style-name="P4"/>
      <text:p text:style-name="P5">git clone --recursive <text:a xlink:type="simple" xlink:href="https://github.com/gnuradio/gnuradio" text:style-name="Internet_20_link" text:visited-style-name="Visited_20_Internet_20_Link">https://github.com/gnuradio/gnuradio</text:a> <text:span text:style-name="T2">&amp;&amp; \</text:span></text:p>
      <text:p text:style-name="P5"><text:span text:style-name="T2">cd </text:span>gnuradio <text:span text:style-name="T2">&amp;&amp; \</text:span></text:p>
      <text:p text:style-name="P5">git checkout maint-3.8 &amp;&amp; \</text:p>
      <text:p text:style-name="P5">mkdir build <text:span text:style-name="T2">&amp;&amp; \</text:span></text:p>
      <text:p text:style-name="P5"><text:span text:style-name="T2">cd </text:span>build <text:span text:style-name="T2">&amp;&amp; \</text:span></text:p>
      <text:p text:style-name="P5">git pull --recurse-submodules=on &amp;&amp; \</text:p>
      <text:p text:style-name="P5">git submodule update --init &amp;&amp; \</text:p>
      <text:p text:style-name="P5">cmake .. &amp;&amp; \</text:p>
      <text:p text:style-name="P5">make -j $(nproc --all) &amp;&amp; \</text:p>
      <text:p text:style-name="P5">make install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8" meta:word-count="318" meta:character-count="2300" meta:non-whitespace-character-count="1944"/>
  </office:meta>
</office:document-meta>
</file>